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21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121">
      <style:text-properties fo:font-weight="bold" style:font-weight-asian="bold" style:font-weight-complex="bold"/>
    </style:style>
    <style:style style:name="ce5" style:family="table-cell" style:parent-style-name="Default" style:data-style-name="N121">
      <style:text-properties fo:font-weight="normal" style:font-weight-asian="normal" style:font-weight-complex="normal"/>
    </style:style>
    <style:style style:name="ce11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column table:style-name="co2" table:default-cell-style-name="ce11"/>
        <table:table-row table:style-name="ro1">
          <table:table-cell office:value-type="string" calcext:value-type="string">
            <text:p>R1 [kOhm]</text:p>
          </table:table-cell>
          <table:table-cell office:value-type="string" calcext:value-type="string">
            <text:p>C1 [nF]</text:p>
          </table:table-cell>
          <table:table-cell office:value-type="string" calcext:value-type="string">
            <text:p>f [Hz]</text:p>
          </table:table-cell>
          <table:table-cell table:number-columns-repeated="2"/>
          <table:table-cell office:value-type="string" calcext:value-type="string">
            <text:p>R1 [kOhm]</text:p>
          </table:table-cell>
          <table:table-cell office:value-type="string" calcext:value-type="string">
            <text:p>C1 [nF]</text:p>
          </table:table-cell>
          <table:table-cell table:style-name="ce1" office:value-type="string" calcext:value-type="string">
            <text:p>f [Hz]</text:p>
          </table:table-cell>
          <table:table-cell/>
          <table:table-cell office:value-type="string" calcext:value-type="string">
            <text:p>fo × C2 (kHzμF)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70" calcext:value-type="float">
            <text:p>470</text:p>
          </table:table-cell>
          <table:table-cell table:formula="of:=(1/([.A2]*1000*[.B2]*POWER(10;-6)*1.1))*1000" office:value-type="float" office:value="193.423597678917" calcext:value-type="float">
            <text:p>193.4</text:p>
          </table:table-cell>
          <table:table-cell table:number-columns-repeated="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680" calcext:value-type="float">
            <text:p>680</text:p>
          </table:table-cell>
          <table:table-cell table:style-name="ce4" table:formula="of:=(1/([.F2]*1000*[.G2]*POWER(10;-6)*1.1))*1000" office:value-type="float" office:value="66.8449197860962" calcext:value-type="float">
            <text:p>66.8</text:p>
          </table:table-cell>
          <table:table-cell office:value-type="float" office:value="67" calcext:value-type="float">
            <text:p>67</text:p>
          </table:table-cell>
          <table:table-cell table:formula="of:=(1/([.F2]*1000*[.G2]*POWER(10;-6)*1.1))*330" office:value-type="float" office:value="22.0588235294118" calcext:value-type="float">
            <text:p>22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470" calcext:value-type="float">
            <text:p>470</text:p>
          </table:table-cell>
          <table:table-cell table:formula="of:=(1/([.A3]*1000*[.B3]*POWER(10;-6)*1.1))*1000" office:value-type="float" office:value="184.212950170397" calcext:value-type="float">
            <text:p>184.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660" calcext:value-type="float">
            <text:p>660</text:p>
          </table:table-cell>
          <table:table-cell table:style-name="ce1" table:formula="of:=(1/([.F3]*1000*[.G3]*POWER(10;-6)*1.1))*1000" office:value-type="float" office:value="68.870523415978" calcext:value-type="float">
            <text:p>68.9</text:p>
          </table:table-cell>
          <table:table-cell/>
          <table:table-cell table:formula="of:=(1/([.F3]*1000*[.G3]*POWER(10;-6)*1.1))*330" office:value-type="float" office:value="22.7272727272727" calcext:value-type="float">
            <text:p>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70" calcext:value-type="float">
            <text:p>470</text:p>
          </table:table-cell>
          <table:table-cell table:formula="of:=(1/([.A4]*1000*[.B4]*POWER(10;-6)*1.1))*1000" office:value-type="float" office:value="175.839634253561" calcext:value-type="float">
            <text:p>175.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600" calcext:value-type="float">
            <text:p>600</text:p>
          </table:table-cell>
          <table:table-cell table:style-name="ce1" table:formula="of:=(1/([.F4]*1000*[.G4]*POWER(10;-6)*1.1))*1000" office:value-type="float" office:value="75.7575757575758" calcext:value-type="float">
            <text:p>75.8</text:p>
          </table:table-cell>
          <table:table-cell/>
          <table:table-cell table:formula="of:=(1/([.F4]*1000*[.G4]*POWER(10;-6)*1.1))*330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470" calcext:value-type="float">
            <text:p>470</text:p>
          </table:table-cell>
          <table:table-cell table:formula="of:=(1/([.A5]*1000*[.B5]*POWER(10;-6)*1.1))*1000" office:value-type="float" office:value="168.194432764276" calcext:value-type="float">
            <text:p>168.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60" calcext:value-type="float">
            <text:p>560</text:p>
          </table:table-cell>
          <table:table-cell table:style-name="ce1" table:formula="of:=(1/([.F5]*1000*[.G5]*POWER(10;-6)*1.1))*1000" office:value-type="float" office:value="81.1688311688312" calcext:value-type="float">
            <text:p>81.2</text:p>
          </table:table-cell>
          <table:table-cell/>
          <table:table-cell table:formula="of:=(1/([.F5]*1000*[.G5]*POWER(10;-6)*1.1))*330" office:value-type="float" office:value="26.7857142857143" calcext:value-type="float">
            <text:p>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70" calcext:value-type="float">
            <text:p>470</text:p>
          </table:table-cell>
          <table:table-cell table:formula="of:=(1/([.A6]*1000*[.B6]*POWER(10;-6)*1.1))*1000" office:value-type="float" office:value="161.186331399097" calcext:value-type="float">
            <text:p>161.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style-name="ce1" table:formula="of:=(1/([.F6]*1000*[.G6]*POWER(10;-6)*1.1))*1000" office:value-type="float" office:value="90.9090909090909" calcext:value-type="float">
            <text:p>90.9</text:p>
          </table:table-cell>
          <table:table-cell/>
          <table:table-cell table:formula="of:=(1/([.F6]*1000*[.G6]*POWER(10;-6)*1.1))*330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470" calcext:value-type="float">
            <text:p>470</text:p>
          </table:table-cell>
          <table:table-cell table:formula="of:=(1/([.A7]*1000*[.B7]*POWER(10;-6)*1.1))*1000" office:value-type="float" office:value="154.738878143133" calcext:value-type="float">
            <text:p>154.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70" calcext:value-type="float">
            <text:p>470</text:p>
          </table:table-cell>
          <table:table-cell table:style-name="ce1" table:formula="of:=(1/([.F7]*1000*[.G7]*POWER(10;-6)*1.1))*1000" office:value-type="float" office:value="96.7117988394584" calcext:value-type="float">
            <text:p>96.7</text:p>
          </table:table-cell>
          <table:table-cell/>
          <table:table-cell table:formula="of:=(1/([.F7]*1000*[.G7]*POWER(10;-6)*1.1))*330" office:value-type="float" office:value="31.9148936170213" calcext:value-type="float">
            <text:p>3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70" calcext:value-type="float">
            <text:p>470</text:p>
          </table:table-cell>
          <table:table-cell table:formula="of:=(1/([.A8]*1000*[.B8]*POWER(10;-6)*1.1))*1000" office:value-type="float" office:value="148.787382829936" calcext:value-type="float">
            <text:p>148.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50" calcext:value-type="float">
            <text:p>450</text:p>
          </table:table-cell>
          <table:table-cell table:style-name="ce1" table:formula="of:=(1/([.F8]*1000*[.G8]*POWER(10;-6)*1.1))*1000" office:value-type="float" office:value="101.010101010101" calcext:value-type="float">
            <text:p>101.0</text:p>
          </table:table-cell>
          <table:table-cell/>
          <table:table-cell table:formula="of:=(1/([.F8]*1000*[.G8]*POWER(10;-6)*1.1))*330" office:value-type="float" office:value="33.3333333333333" calcext:value-type="float">
            <text:p>33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470" calcext:value-type="float">
            <text:p>470</text:p>
          </table:table-cell>
          <table:table-cell table:formula="of:=(1/([.A9]*1000*[.B9]*POWER(10;-6)*1.1))*1000" office:value-type="float" office:value="143.27673902142" calcext:value-type="float">
            <text:p>143.3</text:p>
          </table:table-cell>
          <table:table-cell table:number-columns-repeated="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440" calcext:value-type="float">
            <text:p>440</text:p>
          </table:table-cell>
          <table:table-cell table:style-name="ce4" table:formula="of:=(1/([.F9]*1000*[.G9]*POWER(10;-6)*1.1))*1000" office:value-type="float" office:value="103.305785123967" calcext:value-type="float">
            <text:p>103.3</text:p>
          </table:table-cell>
          <table:table-cell office:value-type="float" office:value="103.5" calcext:value-type="float">
            <text:p>103.5</text:p>
          </table:table-cell>
          <table:table-cell table:formula="of:=(1/([.F9]*1000*[.G9]*POWER(10;-6)*1.1))*330" office:value-type="float" office:value="34.0909090909091" calcext:value-type="float">
            <text:p>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table:formula="of:=(1/([.A10]*1000*[.B10]*POWER(10;-6)*1.1))*1000" office:value-type="float" office:value="138.159712627798" calcext:value-type="float">
            <text:p>138.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90" calcext:value-type="float">
            <text:p>390</text:p>
          </table:table-cell>
          <table:table-cell table:style-name="ce1" table:formula="of:=(1/([.F10]*1000*[.G10]*POWER(10;-6)*1.1))*1000" office:value-type="float" office:value="116.550116550117" calcext:value-type="float">
            <text:p>116.6</text:p>
          </table:table-cell>
          <table:table-cell/>
          <table:table-cell table:formula="of:=(1/([.F10]*1000*[.G10]*POWER(10;-6)*1.1))*330" office:value-type="float" office:value="38.4615384615385" calcext:value-type="float">
            <text:p>38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470" calcext:value-type="float">
            <text:p>470</text:p>
          </table:table-cell>
          <table:table-cell table:formula="of:=(1/([.A11]*1000*[.B11]*POWER(10;-6)*1.1))*1000" office:value-type="float" office:value="133.39558460615" calcext:value-type="float">
            <text:p>133.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30" calcext:value-type="float">
            <text:p>330</text:p>
          </table:table-cell>
          <table:table-cell table:style-name="ce1" table:formula="of:=(1/([.F11]*1000*[.G11]*POWER(10;-6)*1.1))*1000" office:value-type="float" office:value="137.741046831956" calcext:value-type="float">
            <text:p>137.7</text:p>
          </table:table-cell>
          <table:table-cell/>
          <table:table-cell table:formula="of:=(1/([.F11]*1000*[.G11]*POWER(10;-6)*1.1))*330" office:value-type="float" office:value="45.4545454545455" calcext:value-type="float">
            <text:p>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70" calcext:value-type="float">
            <text:p>470</text:p>
          </table:table-cell>
          <table:table-cell table:formula="of:=(1/([.A12]*1000*[.B12]*POWER(10;-6)*1.1))*1000" office:value-type="float" office:value="128.949065119278" calcext:value-type="float">
            <text:p>128.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table:style-name="ce1" table:formula="of:=(1/([.F12]*1000*[.G12]*POWER(10;-6)*1.1))*1000" office:value-type="float" office:value="151.515151515152" calcext:value-type="float">
            <text:p>151.5</text:p>
          </table:table-cell>
          <table:table-cell/>
          <table:table-cell table:formula="of:=(1/([.F12]*1000*[.G12]*POWER(10;-6)*1.1))*330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470" calcext:value-type="float">
            <text:p>470</text:p>
          </table:table-cell>
          <table:table-cell table:formula="of:=(1/([.A13]*1000*[.B13]*POWER(10;-6)*1.1))*1000" office:value-type="float" office:value="124.789417857366" calcext:value-type="float">
            <text:p>124.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table:style-name="ce1" table:formula="of:=(1/([.F13]*1000*[.G13]*POWER(10;-6)*1.1))*1000" office:value-type="float" office:value="168.350168350168" calcext:value-type="float">
            <text:p>168.4</text:p>
          </table:table-cell>
          <table:table-cell/>
          <table:table-cell table:formula="of:=(1/([.F13]*1000*[.G13]*POWER(10;-6)*1.1))*330" office:value-type="float" office:value="55.5555555555556" calcext:value-type="float">
            <text:p>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0" calcext:value-type="float">
            <text:p>470</text:p>
          </table:table-cell>
          <table:table-cell table:formula="of:=(1/([.A14]*1000*[.B14]*POWER(10;-6)*1.1))*1000" office:value-type="float" office:value="120.889748549323" calcext:value-type="float">
            <text:p>120.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table:style-name="ce1" table:formula="of:=(1/([.F14]*1000*[.G14]*POWER(10;-6)*1.1))*1000" office:value-type="float" office:value="181.818181818182" calcext:value-type="float">
            <text:p>181.8</text:p>
          </table:table-cell>
          <table:table-cell/>
          <table:table-cell table:formula="of:=(1/([.F14]*1000*[.G14]*POWER(10;-6)*1.1))*330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470" calcext:value-type="float">
            <text:p>470</text:p>
          </table:table-cell>
          <table:table-cell table:formula="of:=(1/([.A15]*1000*[.B15]*POWER(10;-6)*1.1))*1000" office:value-type="float" office:value="117.226422835707" calcext:value-type="float">
            <text:p>117.2</text:p>
          </table:table-cell>
          <table:table-cell table:number-columns-repeated="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220" calcext:value-type="float">
            <text:p>220</text:p>
          </table:table-cell>
          <table:table-cell table:style-name="ce4" table:formula="of:=(1/([.F15]*1000*[.G15]*POWER(10;-6)*1.1))*1000" office:value-type="float" office:value="206.611570247934" calcext:value-type="float">
            <text:p>206.6</text:p>
          </table:table-cell>
          <table:table-cell office:value-type="float" office:value="206.5" calcext:value-type="float">
            <text:p>206.5</text:p>
          </table:table-cell>
          <table:table-cell table:formula="of:=(1/([.F15]*1000*[.G15]*POWER(10;-6)*1.1))*330" office:value-type="float" office:value="68.1818181818182" calcext:value-type="float">
            <text:p>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70" calcext:value-type="float">
            <text:p>470</text:p>
          </table:table-cell>
          <table:table-cell table:formula="of:=(1/([.A16]*1000*[.B16]*POWER(10;-6)*1.1))*1000" office:value-type="float" office:value="113.778586869951" calcext:value-type="float">
            <text:p>113.8</text:p>
          </table:table-cell>
          <table:table-cell table:number-columns-repeated="7"/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470" calcext:value-type="float">
            <text:p>470</text:p>
          </table:table-cell>
          <table:table-cell table:formula="of:=(1/([.A17]*1000*[.B17]*POWER(10;-6)*1.1))*1000" office:value-type="float" office:value="110.527770102238" calcext:value-type="float">
            <text:p>110.5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70" calcext:value-type="float">
            <text:p>470</text:p>
          </table:table-cell>
          <table:table-cell table:formula="of:=(1/([.A18]*1000*[.B18]*POWER(10;-6)*1.1))*1000" office:value-type="float" office:value="107.457554266065" calcext:value-type="float">
            <text:p>107.5</text:p>
          </table:table-cell>
          <table:table-cell table:number-columns-repeated="7"/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470" calcext:value-type="float">
            <text:p>470</text:p>
          </table:table-cell>
          <table:table-cell table:formula="of:=(1/([.A19]*1000*[.B19]*POWER(10;-6)*1.1))*1000" office:value-type="float" office:value="104.553296042658" calcext:value-type="float">
            <text:p>104.6</text:p>
          </table:table-cell>
          <table:table-cell table:number-columns-repeated="7"/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470" calcext:value-type="float">
            <text:p>470</text:p>
          </table:table-cell>
          <table:table-cell table:formula="of:=(1/([.A20]*1000*[.B20]*POWER(10;-6)*1.1))*1000" office:value-type="float" office:value="103.991181547805" calcext:value-type="float">
            <text:p>104.0</text:p>
          </table:table-cell>
          <table:table-cell table:number-columns-repeated="2"/>
          <table:table-cell office:value-type="string" calcext:value-type="string">
            <text:p>R1 [kOhm]</text:p>
          </table:table-cell>
          <table:table-cell office:value-type="string" calcext:value-type="string">
            <text:p>C1 [nF]</text:p>
          </table:table-cell>
          <table:table-cell table:style-name="ce1" office:value-type="string" calcext:value-type="string">
            <text:p>f [Hz]</text:p>
          </table:table-cell>
          <table:table-cell table:number-columns-repeated="2"/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470" calcext:value-type="float">
            <text:p>470</text:p>
          </table:table-cell>
          <table:table-cell table:formula="of:=(1/([.A21]*1000*[.B21]*POWER(10;-6)*1.1))*1000" office:value-type="float" office:value="103.435078972683" calcext:value-type="float">
            <text:p>103.4</text:p>
          </table:table-cell>
          <table:table-cell table:number-columns-repeated="2"/>
          <table:table-cell table:style-name="ce3" office:value-type="float" office:value="10" calcext:value-type="float">
            <text:p>10</text:p>
          </table:table-cell>
          <table:table-cell office:value-type="float" office:value="1500" calcext:value-type="float">
            <text:p>1500</text:p>
          </table:table-cell>
          <table:table-cell table:style-name="ce5" table:formula="of:=(1/([.F21]*1000*[.G21]*POWER(10;-6)*1.1))*1000" office:value-type="float" office:value="60.6060606060606" calcext:value-type="float">
            <text:p>60.6</text:p>
          </table:table-cell>
          <table:table-cell/>
          <table:table-cell table:formula="of:=(1/([.F21]*1000*[.G21]*POWER(10;-6)*1.1))*330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470" calcext:value-type="float">
            <text:p>470</text:p>
          </table:table-cell>
          <table:table-cell table:formula="of:=(1/([.A22]*1000*[.B22]*POWER(10;-6)*1.1))*1000" office:value-type="float" office:value="102.884892382403" calcext:value-type="float">
            <text:p>102.9</text:p>
          </table:table-cell>
          <table:table-cell table:number-columns-repeated="2"/>
          <table:table-cell table:style-name="ce3" office:value-type="float" office:value="10" calcext:value-type="float">
            <text:p>10</text:p>
          </table:table-cell>
          <table:table-cell office:value-type="float" office:value="1200" calcext:value-type="float">
            <text:p>1200</text:p>
          </table:table-cell>
          <table:table-cell table:style-name="ce5" table:formula="of:=(1/([.F22]*1000*[.G22]*POWER(10;-6)*1.1))*1000" office:value-type="float" office:value="75.7575757575758" calcext:value-type="float">
            <text:p>75.8</text:p>
          </table:table-cell>
          <table:table-cell/>
          <table:table-cell table:formula="of:=(1/([.F22]*1000*[.G22]*POWER(10;-6)*1.1))*330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470" calcext:value-type="float">
            <text:p>470</text:p>
          </table:table-cell>
          <table:table-cell table:formula="of:=(1/([.A23]*1000*[.B23]*POWER(10;-6)*1.1))*1000" office:value-type="float" office:value="102.340527872443" calcext:value-type="float">
            <text:p>102.3</text:p>
          </table:table-cell>
          <table:table-cell table:number-columns-repeated="2"/>
          <table:table-cell table:style-name="ce3"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style-name="ce5" table:formula="of:=(1/([.F23]*1000*[.G23]*POWER(10;-6)*1.1))*1000" office:value-type="float" office:value="90.9090909090909" calcext:value-type="float">
            <text:p>90.9</text:p>
          </table:table-cell>
          <table:table-cell/>
          <table:table-cell table:formula="of:=(1/([.F23]*1000*[.G23]*POWER(10;-6)*1.1))*330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70" calcext:value-type="float">
            <text:p>470</text:p>
          </table:table-cell>
          <table:table-cell table:formula="of:=(1/([.A24]*1000*[.B24]*POWER(10;-6)*1.1))*1000" office:value-type="float" office:value="101.801893515219" calcext:value-type="float">
            <text:p>101.8</text:p>
          </table:table-cell>
          <table:table-cell table:number-columns-repeated="2"/>
          <table:table-cell table:style-name="ce3" office:value-type="float" office:value="10" calcext:value-type="float">
            <text:p>10</text:p>
          </table:table-cell>
          <table:table-cell office:value-type="float" office:value="940" calcext:value-type="float">
            <text:p>940</text:p>
          </table:table-cell>
          <table:table-cell table:style-name="ce5" table:formula="of:=(1/([.F24]*1000*[.G24]*POWER(10;-6)*1.1))*1000" office:value-type="float" office:value="96.7117988394584" calcext:value-type="float">
            <text:p>96.7</text:p>
          </table:table-cell>
          <table:table-cell/>
          <table:table-cell table:formula="of:=(1/([.F24]*1000*[.G24]*POWER(10;-6)*1.1))*330" office:value-type="float" office:value="31.9148936170213" calcext:value-type="float">
            <text:p>32</text:p>
          </table:table-cell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470" calcext:value-type="float">
            <text:p>470</text:p>
          </table:table-cell>
          <table:table-cell table:formula="of:=(1/([.A25]*1000*[.B25]*POWER(10;-6)*1.1))*1000" office:value-type="float" office:value="101.268899308333" calcext:value-type="float">
            <text:p>101.3</text:p>
          </table:table-cell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880" calcext:value-type="float">
            <text:p>880</text:p>
          </table:table-cell>
          <table:table-cell table:style-name="ce4" table:formula="of:=(1/([.F25]*1000*[.G25]*POWER(10;-6)*1.1))*1000" office:value-type="float" office:value="103.305785123967" calcext:value-type="float">
            <text:p>103.3</text:p>
          </table:table-cell>
          <table:table-cell office:value-type="float" office:value="103.5" calcext:value-type="float">
            <text:p>103.5</text:p>
          </table:table-cell>
          <table:table-cell table:formula="of:=(1/([.F25]*1000*[.G25]*POWER(10;-6)*1.1))*330" office:value-type="float" office:value="34.0909090909091" calcext:value-type="float">
            <text:p>34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470" calcext:value-type="float">
            <text:p>470</text:p>
          </table:table-cell>
          <table:table-cell table:formula="of:=(1/([.A26]*1000*[.B26]*POWER(10;-6)*1.1))*1000" office:value-type="float" office:value="100.741457124436" calcext:value-type="float">
            <text:p>100.7</text:p>
          </table:table-cell>
          <table:table-cell table:number-columns-repeated="2"/>
          <table:table-cell table:style-name="ce3" office:value-type="float" office:value="10" calcext:value-type="float">
            <text:p>10</text:p>
          </table:table-cell>
          <table:table-cell office:value-type="float" office:value="820" calcext:value-type="float">
            <text:p>820</text:p>
          </table:table-cell>
          <table:table-cell table:style-name="ce5" table:formula="of:=(1/([.F26]*1000*[.G26]*POWER(10;-6)*1.1))*1000" office:value-type="float" office:value="110.864745011086" calcext:value-type="float">
            <text:p>110.9</text:p>
          </table:table-cell>
          <table:table-cell/>
          <table:table-cell table:formula="of:=(1/([.F26]*1000*[.G26]*POWER(10;-6)*1.1))*330" office:value-type="float" office:value="36.5853658536585" calcext:value-type="float">
            <text:p>37</text:p>
          </table:table-cell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470" calcext:value-type="float">
            <text:p>470</text:p>
          </table:table-cell>
          <table:table-cell table:formula="of:=(1/([.A27]*1000*[.B27]*POWER(10;-6)*1.1))*1000" office:value-type="float" office:value="100.219480662651" calcext:value-type="float">
            <text:p>100.2</text:p>
          </table:table-cell>
          <table:table-cell table:number-columns-repeated="2"/>
          <table:table-cell table:style-name="ce3" office:value-type="float" office:value="10" calcext:value-type="float">
            <text:p>10</text:p>
          </table:table-cell>
          <table:table-cell office:value-type="float" office:value="750" calcext:value-type="float">
            <text:p>750</text:p>
          </table:table-cell>
          <table:table-cell table:style-name="ce5" table:formula="of:=(1/([.F27]*1000*[.G27]*POWER(10;-6)*1.1))*1000" office:value-type="float" office:value="121.212121212121" calcext:value-type="float">
            <text:p>121.2</text:p>
          </table:table-cell>
          <table:table-cell/>
          <table:table-cell table:formula="of:=(1/([.F27]*1000*[.G27]*POWER(10;-6)*1.1))*330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470" calcext:value-type="float">
            <text:p>470</text:p>
          </table:table-cell>
          <table:table-cell table:formula="of:=(1/([.A28]*1000*[.B28]*POWER(10;-6)*1.1))*1000" office:value-type="float" office:value="99.7028854015035" calcext:value-type="float">
            <text:p>99.7</text:p>
          </table:table-cell>
          <table:table-cell table:number-columns-repeated="2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680" calcext:value-type="float">
            <text:p>680</text:p>
          </table:table-cell>
          <table:table-cell table:style-name="ce5" table:formula="of:=(1/([.F28]*1000*[.G28]*POWER(10;-6)*1.1))*1000" office:value-type="float" office:value="133.689839572193" calcext:value-type="float">
            <text:p>133.7</text:p>
          </table:table-cell>
          <table:table-cell/>
          <table:table-cell table:formula="of:=(1/([.F28]*1000*[.G28]*POWER(10;-6)*1.1))*330" office:value-type="float" office:value="44.1176470588235" calcext:value-type="float">
            <text:p>44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470" calcext:value-type="float">
            <text:p>470</text:p>
          </table:table-cell>
          <table:table-cell table:formula="of:=(1/([.A29]*1000*[.B29]*POWER(10;-6)*1.1))*1000" office:value-type="float" office:value="99.1915885532907" calcext:value-type="float">
            <text:p>99.2</text:p>
          </table:table-cell>
          <table:table-cell table:number-columns-repeated="2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660" calcext:value-type="float">
            <text:p>660</text:p>
          </table:table-cell>
          <table:table-cell table:style-name="ce5" table:formula="of:=(1/([.F29]*1000*[.G29]*POWER(10;-6)*1.1))*1000" office:value-type="float" office:value="137.741046831956" calcext:value-type="float">
            <text:p>137.7</text:p>
          </table:table-cell>
          <table:table-cell/>
          <table:table-cell table:formula="of:=(1/([.F29]*1000*[.G29]*POWER(10;-6)*1.1))*330" office:value-type="float" office:value="45.4545454545455" calcext:value-type="float">
            <text:p>45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470" calcext:value-type="float">
            <text:p>470</text:p>
          </table:table-cell>
          <table:table-cell table:formula="of:=(1/([.A30]*1000*[.B30]*POWER(10;-6)*1.1))*1000" office:value-type="float" office:value="98.6855090198555" calcext:value-type="float">
            <text:p>98.7</text:p>
          </table:table-cell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600" calcext:value-type="float">
            <text:p>600</text:p>
          </table:table-cell>
          <table:table-cell table:style-name="ce4" table:formula="of:=(1/([.F30]*1000*[.G30]*POWER(10;-6)*1.1))*1000" office:value-type="float" office:value="151.515151515152" calcext:value-type="float">
            <text:p>151.5</text:p>
          </table:table-cell>
          <table:table-cell office:value-type="float" office:value="151.4" calcext:value-type="float">
            <text:p>151.4</text:p>
          </table:table-cell>
          <table:table-cell table:formula="of:=(1/([.F30]*1000*[.G30]*POWER(10;-6)*1.1))*330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470" calcext:value-type="float">
            <text:p>470</text:p>
          </table:table-cell>
          <table:table-cell table:formula="of:=(1/([.A31]*1000*[.B31]*POWER(10;-6)*1.1))*1000" office:value-type="float" office:value="98.1845673497039" calcext:value-type="float">
            <text:p>98.2</text:p>
          </table:table-cell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560" calcext:value-type="float">
            <text:p>560</text:p>
          </table:table-cell>
          <table:table-cell table:style-name="ce4" table:formula="of:=(1/([.F31]*1000*[.G31]*POWER(10;-6)*1.1))*1000" office:value-type="float" office:value="162.337662337662" calcext:value-type="float">
            <text:p>162.3</text:p>
          </table:table-cell>
          <table:table-cell office:value-type="float" office:value="162.2" calcext:value-type="float">
            <text:p>162.2</text:p>
          </table:table-cell>
          <table:table-cell table:formula="of:=(1/([.F31]*1000*[.G31]*POWER(10;-6)*1.1))*330" office:value-type="float" office:value="53.5714285714286" calcext:value-type="float">
            <text:p>54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470" calcext:value-type="float">
            <text:p>470</text:p>
          </table:table-cell>
          <table:table-cell table:formula="of:=(1/([.A32]*1000*[.B32]*POWER(10;-6)*1.1))*1000" office:value-type="float" office:value="97.6886856964227" calcext:value-type="float">
            <text:p>97.7</text:p>
          </table:table-cell>
          <table:table-cell table:number-columns-repeated="2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500" calcext:value-type="float">
            <text:p>500</text:p>
          </table:table-cell>
          <table:table-cell table:style-name="ce5" table:formula="of:=(1/([.F32]*1000*[.G32]*POWER(10;-6)*1.1))*1000" office:value-type="float" office:value="181.818181818182" calcext:value-type="float">
            <text:p>181.8</text:p>
          </table:table-cell>
          <table:table-cell/>
          <table:table-cell table:formula="of:=(1/([.F32]*1000*[.G32]*POWER(10;-6)*1.1))*330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470" calcext:value-type="float">
            <text:p>470</text:p>
          </table:table-cell>
          <table:table-cell table:formula="of:=(1/([.A33]*1000*[.B33]*POWER(10;-6)*1.1))*1000" office:value-type="float" office:value="97.1977877783501" calcext:value-type="float">
            <text:p>97.2</text:p>
          </table:table-cell>
          <table:table-cell table:number-columns-repeated="2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470" calcext:value-type="float">
            <text:p>470</text:p>
          </table:table-cell>
          <table:table-cell table:style-name="ce5" table:formula="of:=(1/([.F33]*1000*[.G33]*POWER(10;-6)*1.1))*1000" office:value-type="float" office:value="193.423597678917" calcext:value-type="float">
            <text:p>193.4</text:p>
          </table:table-cell>
          <table:table-cell/>
          <table:table-cell table:formula="of:=(1/([.F33]*1000*[.G33]*POWER(10;-6)*1.1))*330" office:value-type="float" office:value="63.8297872340425" calcext:value-type="float">
            <text:p>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70" calcext:value-type="float">
            <text:p>470</text:p>
          </table:table-cell>
          <table:table-cell table:formula="of:=(1/([.A34]*1000*[.B34]*POWER(10;-6)*1.1))*1000" office:value-type="float" office:value="96.7117988394584" calcext:value-type="float">
            <text:p>96.7</text:p>
          </table:table-cell>
          <table:table-cell table:number-columns-repeated="2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450" calcext:value-type="float">
            <text:p>450</text:p>
          </table:table-cell>
          <table:table-cell table:style-name="ce5" table:formula="of:=(1/([.F34]*1000*[.G34]*POWER(10;-6)*1.1))*1000" office:value-type="float" office:value="202.020202020202" calcext:value-type="float">
            <text:p>202.0</text:p>
          </table:table-cell>
          <table:table-cell/>
          <table:table-cell table:formula="of:=(1/([.F34]*1000*[.G34]*POWER(10;-6)*1.1))*330" office:value-type="float" office:value="66.6666666666667" calcext:value-type="float">
            <text:p>67</text:p>
          </table:table-cell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float" office:value="470" calcext:value-type="float">
            <text:p>470</text:p>
          </table:table-cell>
          <table:table-cell table:formula="of:=(1/([.A35]*1000*[.B35]*POWER(10;-6)*1.1))*1000" office:value-type="float" office:value="96.2306456114014" calcext:value-type="float">
            <text:p>96.2</text:p>
          </table:table-cell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440" calcext:value-type="float">
            <text:p>440</text:p>
          </table:table-cell>
          <table:table-cell table:style-name="ce4" table:formula="of:=(1/([.F35]*1000*[.G35]*POWER(10;-6)*1.1))*1000" office:value-type="float" office:value="206.611570247934" calcext:value-type="float">
            <text:p>206.6</text:p>
          </table:table-cell>
          <table:table-cell office:value-type="float" office:value="206.5" calcext:value-type="float">
            <text:p>206.5</text:p>
          </table:table-cell>
          <table:table-cell table:formula="of:=(1/([.F35]*1000*[.G35]*POWER(10;-6)*1.1))*330" office:value-type="float" office:value="68.1818181818182" calcext:value-type="float">
            <text:p>68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470" calcext:value-type="float">
            <text:p>470</text:p>
          </table:table-cell>
          <table:table-cell table:formula="of:=(1/([.A36]*1000*[.B36]*POWER(10;-6)*1.1))*1000" office:value-type="float" office:value="95.7542562766915" calcext:value-type="float">
            <text:p>95.8</text:p>
          </table:table-cell>
          <table:table-cell table:number-columns-repeated="2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390" calcext:value-type="float">
            <text:p>390</text:p>
          </table:table-cell>
          <table:table-cell table:style-name="ce5" table:formula="of:=(1/([.F36]*1000*[.G36]*POWER(10;-6)*1.1))*1000" office:value-type="float" office:value="233.100233100233" calcext:value-type="float">
            <text:p>233.1</text:p>
          </table:table-cell>
          <table:table-cell/>
          <table:table-cell table:formula="of:=(1/([.F36]*1000*[.G36]*POWER(10;-6)*1.1))*330" office:value-type="float" office:value="76.9230769230769" calcext:value-type="float">
            <text:p>77</text:p>
          </table:table-cell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float" office:value="470" calcext:value-type="float">
            <text:p>470</text:p>
          </table:table-cell>
          <table:table-cell table:formula="of:=(1/([.A37]*1000*[.B37]*POWER(10;-6)*1.1))*1000" office:value-type="float" office:value="95.282560432964" calcext:value-type="float">
            <text:p>95.3</text:p>
          </table:table-cell>
          <table:table-cell table:number-columns-repeated="2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330" calcext:value-type="float">
            <text:p>330</text:p>
          </table:table-cell>
          <table:table-cell table:style-name="ce5" table:formula="of:=(1/([.F37]*1000*[.G37]*POWER(10;-6)*1.1))*1000" office:value-type="float" office:value="275.482093663912" calcext:value-type="float">
            <text:p>275.5</text:p>
          </table:table-cell>
          <table:table-cell/>
          <table:table-cell table:formula="of:=(1/([.F37]*1000*[.G37]*POWER(10;-6)*1.1))*330" office:value-type="float" office:value="90.9090909090909" calcext:value-type="float">
            <text:p>91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470" calcext:value-type="float">
            <text:p>470</text:p>
          </table:table-cell>
          <table:table-cell table:formula="of:=(1/([.A38]*1000*[.B38]*POWER(10;-6)*1.1))*1000" office:value-type="float" office:value="94.8154890582926" calcext:value-type="float">
            <text:p>94.8</text:p>
          </table:table-cell>
          <table:table-cell table:number-columns-repeated="2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300" calcext:value-type="float">
            <text:p>300</text:p>
          </table:table-cell>
          <table:table-cell table:style-name="ce5" table:formula="of:=(1/([.F38]*1000*[.G38]*POWER(10;-6)*1.1))*1000" office:value-type="float" office:value="303.030303030303" calcext:value-type="float">
            <text:p>303.0</text:p>
          </table:table-cell>
          <table:table-cell/>
          <table:table-cell table:formula="of:=(1/([.F38]*1000*[.G38]*POWER(10;-6)*1.1))*330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470" calcext:value-type="float">
            <text:p>470</text:p>
          </table:table-cell>
          <table:table-cell table:formula="of:=(1/([.A39]*1000*[.B39]*POWER(10;-6)*1.1))*1000" office:value-type="float" office:value="94.3529744775204" calcext:value-type="float">
            <text:p>94.4</text:p>
          </table:table-cell>
          <table:table-cell table:number-columns-repeated="2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70" calcext:value-type="float">
            <text:p>270</text:p>
          </table:table-cell>
          <table:table-cell table:style-name="ce5" table:formula="of:=(1/([.F39]*1000*[.G39]*POWER(10;-6)*1.1))*1000" office:value-type="float" office:value="336.700336700337" calcext:value-type="float">
            <text:p>336.7</text:p>
          </table:table-cell>
          <table:table-cell/>
          <table:table-cell table:formula="of:=(1/([.F39]*1000*[.G39]*POWER(10;-6)*1.1))*330" office:value-type="float" office:value="111.111111111111" calcext:value-type="float">
            <text:p>111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470" calcext:value-type="float">
            <text:p>470</text:p>
          </table:table-cell>
          <table:table-cell table:formula="of:=(1/([.A40]*1000*[.B40]*POWER(10;-6)*1.1))*1000" office:value-type="float" office:value="93.8949503295713" calcext:value-type="float">
            <text:p>93.9</text:p>
          </table:table-cell>
          <table:table-cell table:number-columns-repeated="2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0" calcext:value-type="float">
            <text:p>250</text:p>
          </table:table-cell>
          <table:table-cell table:style-name="ce5" table:formula="of:=(1/([.F40]*1000*[.G40]*POWER(10;-6)*1.1))*1000" office:value-type="float" office:value="363.636363636364" calcext:value-type="float">
            <text:p>363.6</text:p>
          </table:table-cell>
          <table:table-cell/>
          <table:table-cell table:formula="of:=(1/([.F40]*1000*[.G40]*POWER(10;-6)*1.1))*330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470" calcext:value-type="float">
            <text:p>470</text:p>
          </table:table-cell>
          <table:table-cell table:formula="of:=(1/([.A41]*1000*[.B41]*POWER(10;-6)*1.1))*1000" office:value-type="float" office:value="93.4413515357086" calcext:value-type="float">
            <text:p>93.4</text:p>
          </table:table-cell>
          <table:table-cell table:number-columns-repeated="2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20" calcext:value-type="float">
            <text:p>220</text:p>
          </table:table-cell>
          <table:table-cell table:style-name="ce5" table:formula="of:=(1/([.F41]*1000*[.G41]*POWER(10;-6)*1.1))*1000" office:value-type="float" office:value="413.223140495868" calcext:value-type="float">
            <text:p>413.2</text:p>
          </table:table-cell>
          <table:table-cell/>
          <table:table-cell table:formula="of:=(1/([.F41]*1000*[.G41]*POWER(10;-6)*1.1))*330" office:value-type="float" office:value="136.363636363636" calcext:value-type="float">
            <text:p>136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470" calcext:value-type="float">
            <text:p>470</text:p>
          </table:table-cell>
          <table:table-cell table:formula="of:=(1/([.A42]*1000*[.B42]*POWER(10;-6)*1.1))*1000" office:value-type="float" office:value="92.99211426871" calcext:value-type="float">
            <text:p>93.0</text:p>
          </table:table-cell>
          <table:table-cell table:number-columns-repeated="7"/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470" calcext:value-type="float">
            <text:p>470</text:p>
          </table:table-cell>
          <table:table-cell table:formula="of:=(1/([.A43]*1000*[.B43]*POWER(10;-6)*1.1))*1000" office:value-type="float" office:value="92.5471759229267" calcext:value-type="float">
            <text:p>92.5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70" calcext:value-type="float">
            <text:p>470</text:p>
          </table:table-cell>
          <table:table-cell table:formula="of:=(1/([.A44]*1000*[.B44]*POWER(10;-6)*1.1))*1000" office:value-type="float" office:value="92.1064750851985" calcext:value-type="float">
            <text:p>92.1</text:p>
          </table:table-cell>
          <table:table-cell table:number-columns-repeated="7"/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470" calcext:value-type="float">
            <text:p>470</text:p>
          </table:table-cell>
          <table:table-cell table:formula="of:=(1/([.A45]*1000*[.B45]*POWER(10;-6)*1.1))*1000" office:value-type="float" office:value="91.6699515065956" calcext:value-type="float">
            <text:p>91.7</text:p>
          </table:table-cell>
          <table:table-cell table:number-columns-repeated="7"/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470" calcext:value-type="float">
            <text:p>470</text:p>
          </table:table-cell>
          <table:table-cell table:formula="of:=(1/([.A46]*1000*[.B46]*POWER(10;-6)*1.1))*1000" office:value-type="float" office:value="91.2375460749607" calcext:value-type="float">
            <text:p>91.2</text:p>
          </table:table-cell>
          <table:table-cell table:number-columns-repeated="7"/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float" office:value="470" calcext:value-type="float">
            <text:p>470</text:p>
          </table:table-cell>
          <table:table-cell table:formula="of:=(1/([.A47]*1000*[.B47]*POWER(10;-6)*1.1))*1000" office:value-type="float" office:value="90.8092007882239" calcext:value-type="float">
            <text:p>90.8</text:p>
          </table:table-cell>
          <table:table-cell table:number-columns-repeated="7"/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470" calcext:value-type="float">
            <text:p>470</text:p>
          </table:table-cell>
          <table:table-cell table:formula="of:=(1/([.A48]*1000*[.B48]*POWER(10;-6)*1.1))*1000" office:value-type="float" office:value="90.3848587284658" calcext:value-type="float">
            <text:p>90.4</text:p>
          </table:table-cell>
          <table:table-cell table:number-columns-repeated="7"/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470" calcext:value-type="float">
            <text:p>470</text:p>
          </table:table-cell>
          <table:table-cell table:formula="of:=(1/([.A49]*1000*[.B49]*POWER(10;-6)*1.1))*1000" office:value-type="float" office:value="89.9644640367055" calcext:value-type="float">
            <text:p>90.0</text:p>
          </table:table-cell>
          <table:table-cell table:number-columns-repeated="7"/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470" calcext:value-type="float">
            <text:p>470</text:p>
          </table:table-cell>
          <table:table-cell table:formula="of:=(1/([.A50]*1000*[.B50]*POWER(10;-6)*1.1))*1000" office:value-type="float" office:value="89.5479618883874" calcext:value-type="float">
            <text:p>89.5</text:p>
          </table:table-cell>
          <table:table-cell table:number-columns-repeated="7"/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470" calcext:value-type="float">
            <text:p>470</text:p>
          </table:table-cell>
          <table:table-cell table:formula="of:=(1/([.A51]*1000*[.B51]*POWER(10;-6)*1.1))*1000" office:value-type="float" office:value="89.1352984695469" calcext:value-type="float">
            <text:p>89.1</text:p>
          </table:table-cell>
          <table:table-cell table:number-columns-repeated="7"/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470" calcext:value-type="float">
            <text:p>470</text:p>
          </table:table-cell>
          <table:table-cell table:formula="of:=(1/([.A52]*1000*[.B52]*POWER(10;-6)*1.1))*1000" office:value-type="float" office:value="88.7264209536316" calcext:value-type="float">
            <text:p>88.7</text:p>
          </table:table-cell>
          <table:table-cell table:number-columns-repeated="7"/>
        </table:table-row>
        <table:table-row table:style-name="ro1">
          <table:table-cell office:value-type="float" office:value="21.9" calcext:value-type="float">
            <text:p>21.9</text:p>
          </table:table-cell>
          <table:table-cell office:value-type="float" office:value="470" calcext:value-type="float">
            <text:p>470</text:p>
          </table:table-cell>
          <table:table-cell table:formula="of:=(1/([.A53]*1000*[.B53]*POWER(10;-6)*1.1))*1000" office:value-type="float" office:value="88.3212774789574" calcext:value-type="float">
            <text:p>88.3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70" calcext:value-type="float">
            <text:p>470</text:p>
          </table:table-cell>
          <table:table-cell table:formula="of:=(1/([.A54]*1000*[.B54]*POWER(10;-6)*1.1))*1000" office:value-type="float" office:value="87.9198171267804" calcext:value-type="float">
            <text:p>87.9</text:p>
          </table:table-cell>
          <table:table-cell table:number-columns-repeated="7"/>
        </table:table-row>
        <table:table-row table:style-name="ro1">
          <table:table-cell office:value-type="float" office:value="22.1" calcext:value-type="float">
            <text:p>22.1</text:p>
          </table:table-cell>
          <table:table-cell office:value-type="float" office:value="470" calcext:value-type="float">
            <text:p>470</text:p>
          </table:table-cell>
          <table:table-cell table:formula="of:=(1/([.A55]*1000*[.B55]*POWER(10;-6)*1.1))*1000" office:value-type="float" office:value="87.5219898999624" calcext:value-type="float">
            <text:p>87.5</text:p>
          </table:table-cell>
          <table:table-cell table:number-columns-repeated="7"/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470" calcext:value-type="float">
            <text:p>470</text:p>
          </table:table-cell>
          <table:table-cell table:formula="of:=(1/([.A56]*1000*[.B56]*POWER(10;-6)*1.1))*1000" office:value-type="float" office:value="87.1277467022148" calcext:value-type="float">
            <text:p>87.1</text:p>
          </table:table-cell>
          <table:table-cell table:number-columns-repeated="7"/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float" office:value="470" calcext:value-type="float">
            <text:p>470</text:p>
          </table:table-cell>
          <table:table-cell table:formula="of:=(1/([.A57]*1000*[.B57]*POWER(10;-6)*1.1))*1000" office:value-type="float" office:value="86.7370393178999" calcext:value-type="float">
            <text:p>86.7</text:p>
          </table:table-cell>
          <table:table-cell table:number-columns-repeated="7"/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470" calcext:value-type="float">
            <text:p>470</text:p>
          </table:table-cell>
          <table:table-cell table:formula="of:=(1/([.A58]*1000*[.B58]*POWER(10;-6)*1.1))*1000" office:value-type="float" office:value="86.3498203923736" calcext:value-type="float">
            <text:p>86.3</text:p>
          </table:table-cell>
          <table:table-cell table:number-columns-repeated="7"/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470" calcext:value-type="float">
            <text:p>470</text:p>
          </table:table-cell>
          <table:table-cell table:formula="of:=(1/([.A59]*1000*[.B59]*POWER(10;-6)*1.1))*1000" office:value-type="float" office:value="85.9660434128519" calcext:value-type="float">
            <text:p>86.0</text:p>
          </table:table-cell>
          <table:table-cell table:number-columns-repeated="7"/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470" calcext:value-type="float">
            <text:p>470</text:p>
          </table:table-cell>
          <table:table-cell table:formula="of:=(1/([.A60]*1000*[.B60]*POWER(10;-6)*1.1))*1000" office:value-type="float" office:value="85.5856626897862" calcext:value-type="float">
            <text:p>85.6</text:p>
          </table:table-cell>
          <table:table-cell table:number-columns-repeated="7"/>
        </table:table-row>
        <table:table-row table:style-name="ro1">
          <table:table-cell office:value-type="float" office:value="22.7" calcext:value-type="float">
            <text:p>22.7</text:p>
          </table:table-cell>
          <table:table-cell office:value-type="float" office:value="470" calcext:value-type="float">
            <text:p>470</text:p>
          </table:table-cell>
          <table:table-cell table:formula="of:=(1/([.A61]*1000*[.B61]*POWER(10;-6)*1.1))*1000" office:value-type="float" office:value="85.2086333387299" calcext:value-type="float">
            <text:p>85.2</text:p>
          </table:table-cell>
          <table:table-cell table:number-columns-repeated="7"/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470" calcext:value-type="float">
            <text:p>470</text:p>
          </table:table-cell>
          <table:table-cell table:formula="of:=(1/([.A62]*1000*[.B62]*POWER(10;-6)*1.1))*1000" office:value-type="float" office:value="84.8349112626828" calcext:value-type="float">
            <text:p>84.8</text:p>
          </table:table-cell>
          <table:table-cell table:number-columns-repeated="7"/>
        </table:table-row>
        <table:table-row table:style-name="ro1">
          <table:table-cell office:value-type="float" office:value="22.9" calcext:value-type="float">
            <text:p>22.9</text:p>
          </table:table-cell>
          <table:table-cell office:value-type="float" office:value="470" calcext:value-type="float">
            <text:p>470</text:p>
          </table:table-cell>
          <table:table-cell table:formula="of:=(1/([.A63]*1000*[.B63]*POWER(10;-6)*1.1))*1000" office:value-type="float" office:value="84.4644531348982" calcext:value-type="float">
            <text:p>84.5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70" calcext:value-type="float">
            <text:p>470</text:p>
          </table:table-cell>
          <table:table-cell table:formula="of:=(1/([.A64]*1000*[.B64]*POWER(10;-6)*1.1))*1000" office:value-type="float" office:value="84.0972163821378" calcext:value-type="float">
            <text:p>84.1</text:p>
          </table:table-cell>
          <table:table-cell table:number-columns-repeated="7"/>
        </table:table-row>
        <table:table-row table:style-name="ro1">
          <table:table-cell office:value-type="float" office:value="23.1" calcext:value-type="float">
            <text:p>23.1</text:p>
          </table:table-cell>
          <table:table-cell office:value-type="float" office:value="470" calcext:value-type="float">
            <text:p>470</text:p>
          </table:table-cell>
          <table:table-cell table:formula="of:=(1/([.A65]*1000*[.B65]*POWER(10;-6)*1.1))*1000" office:value-type="float" office:value="83.7331591683622" calcext:value-type="float">
            <text:p>83.7</text:p>
          </table:table-cell>
          <table:table-cell table:number-columns-repeated="7"/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470" calcext:value-type="float">
            <text:p>470</text:p>
          </table:table-cell>
          <table:table-cell table:formula="of:=(1/([.A66]*1000*[.B66]*POWER(10;-6)*1.1))*1000" office:value-type="float" office:value="83.3722403788435" calcext:value-type="float">
            <text:p>83.4</text:p>
          </table:table-cell>
          <table:table-cell table:number-columns-repeated="7"/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float" office:value="470" calcext:value-type="float">
            <text:p>470</text:p>
          </table:table-cell>
          <table:table-cell table:formula="of:=(1/([.A67]*1000*[.B67]*POWER(10;-6)*1.1))*1000" office:value-type="float" office:value="83.0144196046853" calcext:value-type="float">
            <text:p>83.0</text:p>
          </table:table-cell>
          <table:table-cell table:number-columns-repeated="7"/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470" calcext:value-type="float">
            <text:p>470</text:p>
          </table:table-cell>
          <table:table-cell table:formula="of:=(1/([.A68]*1000*[.B68]*POWER(10;-6)*1.1))*1000" office:value-type="float" office:value="82.6596571277422" calcext:value-type="float">
            <text:p>82.7</text:p>
          </table:table-cell>
          <table:table-cell table:number-columns-repeated="7"/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470" calcext:value-type="float">
            <text:p>470</text:p>
          </table:table-cell>
          <table:table-cell table:formula="of:=(1/([.A69]*1000*[.B69]*POWER(10;-6)*1.1))*1000" office:value-type="float" office:value="82.307913905922" calcext:value-type="float">
            <text:p>82.3</text:p>
          </table:table-cell>
          <table:table-cell table:number-columns-repeated="7"/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470" calcext:value-type="float">
            <text:p>470</text:p>
          </table:table-cell>
          <table:table-cell table:formula="of:=(1/([.A70]*1000*[.B70]*POWER(10;-6)*1.1))*1000" office:value-type="float" office:value="81.9591515588631" calcext:value-type="float">
            <text:p>82.0</text:p>
          </table:table-cell>
          <table:table-cell table:number-columns-repeated="7"/>
        </table:table-row>
        <table:table-row table:style-name="ro1">
          <table:table-cell office:value-type="float" office:value="23.7" calcext:value-type="float">
            <text:p>23.7</text:p>
          </table:table-cell>
          <table:table-cell office:value-type="float" office:value="470" calcext:value-type="float">
            <text:p>470</text:p>
          </table:table-cell>
          <table:table-cell table:formula="of:=(1/([.A71]*1000*[.B71]*POWER(10;-6)*1.1))*1000" office:value-type="float" office:value="81.6133323539733" calcext:value-type="float">
            <text:p>81.6</text:p>
          </table:table-cell>
          <table:table-cell table:number-columns-repeated="7"/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470" calcext:value-type="float">
            <text:p>470</text:p>
          </table:table-cell>
          <table:table-cell table:formula="of:=(1/([.A72]*1000*[.B72]*POWER(10;-6)*1.1))*1000" office:value-type="float" office:value="81.2704191928222" calcext:value-type="float">
            <text:p>81.3</text:p>
          </table:table-cell>
          <table:table-cell table:number-columns-repeated="7"/>
        </table:table-row>
        <table:table-row table:style-name="ro1">
          <table:table-cell office:value-type="float" office:value="23.9" calcext:value-type="float">
            <text:p>23.9</text:p>
          </table:table-cell>
          <table:table-cell office:value-type="float" office:value="470" calcext:value-type="float">
            <text:p>470</text:p>
          </table:table-cell>
          <table:table-cell table:formula="of:=(1/([.A73]*1000*[.B73]*POWER(10;-6)*1.1))*1000" office:value-type="float" office:value="80.9303755978731" calcext:value-type="float">
            <text:p>80.9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70" calcext:value-type="float">
            <text:p>470</text:p>
          </table:table-cell>
          <table:table-cell table:formula="of:=(1/([.A74]*1000*[.B74]*POWER(10;-6)*1.1))*1000" office:value-type="float" office:value="80.5931656995487" calcext:value-type="float">
            <text:p>80.6</text:p>
          </table:table-cell>
          <table:table-cell table:number-columns-repeated="7"/>
        </table:table-row>
        <table:table-row table:style-name="ro1">
          <table:table-cell office:value-type="float" office:value="24.1" calcext:value-type="float">
            <text:p>24.1</text:p>
          </table:table-cell>
          <table:table-cell office:value-type="float" office:value="470" calcext:value-type="float">
            <text:p>470</text:p>
          </table:table-cell>
          <table:table-cell table:formula="of:=(1/([.A75]*1000*[.B75]*POWER(10;-6)*1.1))*1000" office:value-type="float" office:value="80.2587542236169" calcext:value-type="float">
            <text:p>80.3</text:p>
          </table:table-cell>
          <table:table-cell table:number-columns-repeated="7"/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470" calcext:value-type="float">
            <text:p>470</text:p>
          </table:table-cell>
          <table:table-cell table:formula="of:=(1/([.A76]*1000*[.B76]*POWER(10;-6)*1.1))*1000" office:value-type="float" office:value="79.9271064788912" calcext:value-type="float">
            <text:p>79.9</text:p>
          </table:table-cell>
          <table:table-cell table:number-columns-repeated="7"/>
        </table:table-row>
        <table:table-row table:style-name="ro1">
          <table:table-cell office:value-type="float" office:value="24.3" calcext:value-type="float">
            <text:p>24.3</text:p>
          </table:table-cell>
          <table:table-cell office:value-type="float" office:value="470" calcext:value-type="float">
            <text:p>470</text:p>
          </table:table-cell>
          <table:table-cell table:formula="of:=(1/([.A77]*1000*[.B77]*POWER(10;-6)*1.1))*1000" office:value-type="float" office:value="79.5981883452333" calcext:value-type="float">
            <text:p>79.6</text:p>
          </table:table-cell>
          <table:table-cell table:number-columns-repeated="7"/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470" calcext:value-type="float">
            <text:p>470</text:p>
          </table:table-cell>
          <table:table-cell table:formula="of:=(1/([.A78]*1000*[.B78]*POWER(10;-6)*1.1))*1000" office:value-type="float" office:value="79.2719662618511" calcext:value-type="float">
            <text:p>79.3</text:p>
          </table:table-cell>
          <table:table-cell table:number-columns-repeated="7"/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470" calcext:value-type="float">
            <text:p>470</text:p>
          </table:table-cell>
          <table:table-cell table:formula="of:=(1/([.A79]*1000*[.B79]*POWER(10;-6)*1.1))*1000" office:value-type="float" office:value="78.9484072158844" calcext:value-type="float">
            <text:p>78.9</text:p>
          </table:table-cell>
          <table:table-cell table:number-columns-repeated="7"/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470" calcext:value-type="float">
            <text:p>470</text:p>
          </table:table-cell>
          <table:table-cell table:formula="of:=(1/([.A80]*1000*[.B80]*POWER(10;-6)*1.1))*1000" office:value-type="float" office:value="78.627478731267" calcext:value-type="float">
            <text:p>78.6</text:p>
          </table:table-cell>
          <table:table-cell table:number-columns-repeated="7"/>
        </table:table-row>
        <table:table-row table:style-name="ro1">
          <table:table-cell office:value-type="float" office:value="24.7" calcext:value-type="float">
            <text:p>24.7</text:p>
          </table:table-cell>
          <table:table-cell office:value-type="float" office:value="470" calcext:value-type="float">
            <text:p>470</text:p>
          </table:table-cell>
          <table:table-cell table:formula="of:=(1/([.A81]*1000*[.B81]*POWER(10;-6)*1.1))*1000" office:value-type="float" office:value="78.3091488578611" calcext:value-type="float">
            <text:p>78.3</text:p>
          </table:table-cell>
          <table:table-cell table:number-columns-repeated="7"/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470" calcext:value-type="float">
            <text:p>470</text:p>
          </table:table-cell>
          <table:table-cell table:formula="of:=(1/([.A82]*1000*[.B82]*POWER(10;-6)*1.1))*1000" office:value-type="float" office:value="77.9933861608536" calcext:value-type="float">
            <text:p>78.0</text:p>
          </table:table-cell>
          <table:table-cell table:number-columns-repeated="7"/>
        </table:table-row>
        <table:table-row table:style-name="ro1">
          <table:table-cell office:value-type="float" office:value="24.9" calcext:value-type="float">
            <text:p>24.9</text:p>
          </table:table-cell>
          <table:table-cell office:value-type="float" office:value="470" calcext:value-type="float">
            <text:p>470</text:p>
          </table:table-cell>
          <table:table-cell table:formula="of:=(1/([.A83]*1000*[.B83]*POWER(10;-6)*1.1))*1000" office:value-type="float" office:value="77.6801597104084" calcext:value-type="float">
            <text:p>77.7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70" calcext:value-type="float">
            <text:p>470</text:p>
          </table:table-cell>
          <table:table-cell table:formula="of:=(1/([.A84]*1000*[.B84]*POWER(10;-6)*1.1))*1000" office:value-type="float" office:value="77.3694390715667" calcext:value-type="float">
            <text:p>77.4</text:p>
          </table:table-cell>
          <table:table-cell table:number-columns-repeated="7"/>
        </table:table-row>
        <table:table-row table:style-name="ro1">
          <table:table-cell office:value-type="float" office:value="25.1" calcext:value-type="float">
            <text:p>25.1</text:p>
          </table:table-cell>
          <table:table-cell office:value-type="float" office:value="470" calcext:value-type="float">
            <text:p>470</text:p>
          </table:table-cell>
          <table:table-cell table:formula="of:=(1/([.A85]*1000*[.B85]*POWER(10;-6)*1.1))*1000" office:value-type="float" office:value="77.0611942943892" calcext:value-type="float">
            <text:p>77.1</text:p>
          </table:table-cell>
          <table:table-cell table:number-columns-repeated="7"/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470" calcext:value-type="float">
            <text:p>470</text:p>
          </table:table-cell>
          <table:table-cell table:formula="of:=(1/([.A86]*1000*[.B86]*POWER(10;-6)*1.1))*1000" office:value-type="float" office:value="76.7553959043321" calcext:value-type="float">
            <text:p>76.8</text:p>
          </table:table-cell>
          <table:table-cell table:number-columns-repeated="7"/>
        </table:table-row>
        <table:table-row table:style-name="ro1">
          <table:table-cell office:value-type="float" office:value="25.3" calcext:value-type="float">
            <text:p>25.3</text:p>
          </table:table-cell>
          <table:table-cell office:value-type="float" office:value="470" calcext:value-type="float">
            <text:p>470</text:p>
          </table:table-cell>
          <table:table-cell table:formula="of:=(1/([.A87]*1000*[.B87]*POWER(10;-6)*1.1))*1000" office:value-type="float" office:value="76.4520148928525" calcext:value-type="float">
            <text:p>76.5</text:p>
          </table:table-cell>
          <table:table-cell table:number-columns-repeated="7"/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470" calcext:value-type="float">
            <text:p>470</text:p>
          </table:table-cell>
          <table:table-cell table:formula="of:=(1/([.A88]*1000*[.B88]*POWER(10;-6)*1.1))*1000" office:value-type="float" office:value="76.151022708235" calcext:value-type="float">
            <text:p>76.2</text:p>
          </table:table-cell>
          <table:table-cell table:number-columns-repeated="7"/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470" calcext:value-type="float">
            <text:p>470</text:p>
          </table:table-cell>
          <table:table-cell table:formula="of:=(1/([.A89]*1000*[.B89]*POWER(10;-6)*1.1))*1000" office:value-type="float" office:value="75.8523912466341" calcext:value-type="float">
            <text:p>75.9</text:p>
          </table:table-cell>
          <table:table-cell table:number-columns-repeated="7"/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470" calcext:value-type="float">
            <text:p>470</text:p>
          </table:table-cell>
          <table:table-cell table:formula="of:=(1/([.A90]*1000*[.B90]*POWER(10;-6)*1.1))*1000" office:value-type="float" office:value="75.5560928433269" calcext:value-type="float">
            <text:p>75.6</text:p>
          </table:table-cell>
          <table:table-cell table:number-columns-repeated="7"/>
        </table:table-row>
        <table:table-row table:style-name="ro1" table:number-rows-repeated="1048485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7T17:37:03.574384297</meta:creation-date>
    <dc:date>2023-06-17T17:56:47.210639377</dc:date>
    <meta:editing-duration>PT17M10S</meta:editing-duration>
    <meta:editing-cycles>27</meta:editing-cycles>
    <meta:generator>LibreOffice/7.3.7.2$Linux_X86_64 LibreOffice_project/30$Build-2</meta:generator>
    <meta:document-statistic meta:table-count="1" meta:cell-count="424" meta:object-count="0"/>
  </office:meta>
</office:document-meta>
</file>